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justify" style:justify-single-word="false"/>
      <style:text-properties fo:color="#000000"/>
    </style:style>
    <style:style style:name="P51"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solid" style:text-underline-width="auto" style:text-underline-color="font-color" fo:font-weight="bold" style:font-weight-asian="bold" style:font-name-complex="Nimbus Roman No9 L" style:font-weight-complex="bold"/>
    </style:style>
    <style:style style:name="T16"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004-CPECC-001-2014</text:p>
      <text:p text:style-name="P44"><text:span text:style-name="T5">Maturín, </text:span><text:span text:style-name="Fuente_20_de_20_párrafo_20_predeter."><text:span text:style-name="T3">14</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Febrer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6">CEM-PC-02-01-0001-2014</text:span><text:span text:style-name="T14"> </text:span><text:span text:style-name="T8">DE FECHA 04-02-2014</text:span></text:p>
      <text:p text:style-name="P36"/>
      <text:p text:style-name="P29"><text:span text:style-name="T8">OBJETO: </text:span><text:span text:style-name="T9">Adquisición del servicio de administración del beneficio de bono alimenticio a los funcionarios activos  de éste Órgano Contralor correspondiente al año 2014</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CINCUENTA (50) </text:span><text:span text:style-name="T10">puntos al aspecto cualitativo, según las especificaciones técnicas requeridas por la Unidad Usuaria y la Unidad Contratante, según lo siguiente:</text:span></text:p>
      <text:p text:style-name="P16"/>
      <text:p text:style-name="P10">- Oferta "A": CESTATICKET SERVICES, C.A.<text:line-break/>- Oferta "B": SODEXHO PASS VENEZUELA,C.A<text:line-break/>- Oferta "C": TODOTICKET 2004,C.A<text:line-break/>- Oferta "D": VALE CANJEABLE TICKETVE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20</text:p>
          </table:table-cell>
          <table:table-cell table:style-name="Tabla4.A2" office:value-type="string">
            <text:p text:style-name="P40">20</text:p>
          </table:table-cell>
          <table:table-cell table:style-name="Tabla4.A2" office:value-type="string">
            <text:p text:style-name="P39">1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B"</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row>
          <table:table-cell table:style-name="Tabla4.A2" office:value-type="string">
            <text:p text:style-name="P41">Oferta "C"</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row>
          <table:table-cell table:style-name="Tabla4.A2" office:value-type="string">
            <text:p text:style-name="P41">Oferta "D"</text:p>
          </table:table-cell>
          <table:table-cell table:style-name="Tabla4.A2" office:value-type="string">
            <text:p text:style-name="P39">1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INCUENTA (50)</text:span><text:span text:style-name="T10"> puntos, según lo siguiente:</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ESTATICKET SERVICES, C.A.</text:span></text:p>
          </table:table-cell>
          <table:table-cell table:style-name="Tabla3.A3" office:value-type="string">
            <text:p text:style-name="P49">Oferta mas Economica<text:line-break/><text:line-break/>Monto oferta "A"</text:p>
          </table:table-cell>
          <table:table-cell table:style-name="Tabla3.A3" office:value-type="string">
            <text:p text:style-name="P49">13.241,25<text:line-break/><text:line-break/><text:line-break/>13.241,25</text:p>
          </table:table-cell>
          <table:table-cell table:style-name="Tabla3.A3" office:value-type="string">
            <text:p text:style-name="P49">1,00</text:p>
          </table:table-cell>
          <table:table-cell table:style-name="Tabla3.A3" office:value-type="string">
            <text:p text:style-name="P49">50</text:p>
          </table:table-cell>
          <table:table-cell table:style-name="Tabla3.F3" office:value-type="string">
            <text:p text:style-name="P4">50,00</text:p>
          </table:table-cell>
        </table:table-row>
        <table:table-row>
          <table:table-cell table:style-name="Tabla3.A3" office:value-type="string">
            <text:p text:style-name="P5"><text:span text:style-name="T11"/><text:span text:style-name="T13">"B": SODEXHO PASS VENEZUELA,C.A</text:span></text:p>
          </table:table-cell>
          <table:table-cell table:style-name="Tabla3.A3" office:value-type="string">
            <text:p text:style-name="P49">Oferta mas Economica<text:line-break/><text:line-break/>Monto oferta "B"</text:p>
          </table:table-cell>
          <table:table-cell table:style-name="Tabla3.A3" office:value-type="string">
            <text:p text:style-name="P49">13.241,25<text:line-break/><text:line-break/><text:line-break/>0,00</text:p>
          </table:table-cell>
          <table:table-cell table:style-name="Tabla3.A3" office:value-type="string">
            <text:p text:style-name="P49">0,00</text:p>
          </table:table-cell>
          <table:table-cell table:style-name="Tabla3.A3" office:value-type="string">
            <text:p text:style-name="P49">5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ODOTICKET 2004,C.A</text:span></text:p>
          </table:table-cell>
          <table:table-cell table:style-name="Tabla3.A3" office:value-type="string">
            <text:p text:style-name="P49">Oferta mas Economica<text:line-break/><text:line-break/>Monto oferta "C"</text:p>
          </table:table-cell>
          <table:table-cell table:style-name="Tabla3.A3" office:value-type="string">
            <text:p text:style-name="P49">13.241,25<text:line-break/><text:line-break/><text:line-break/>0,00</text:p>
          </table:table-cell>
          <table:table-cell table:style-name="Tabla3.A3" office:value-type="string">
            <text:p text:style-name="P49">0,00</text:p>
          </table:table-cell>
          <table:table-cell table:style-name="Tabla3.A3" office:value-type="string">
            <text:p text:style-name="P49">5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D": VALE CANJEABLE TICKETVEN,C.A</text:span></text:p>
          </table:table-cell>
          <table:table-cell table:style-name="Tabla3.A3" office:value-type="string">
            <text:p text:style-name="P49">Oferta mas Economica<text:line-break/><text:line-break/>Monto oferta "D"</text:p>
          </table:table-cell>
          <table:table-cell table:style-name="Tabla3.A3" office:value-type="string">
            <text:p text:style-name="P49">13.241,25<text:line-break/><text:line-break/><text:line-break/>0,00</text:p>
          </table:table-cell>
          <table:table-cell table:style-name="Tabla3.A3" office:value-type="string">
            <text:p text:style-name="P49">0,00</text:p>
          </table:table-cell>
          <table:table-cell table:style-name="Tabla3.A3" office:value-type="string">
            <text:p text:style-name="P49">50</text:p>
          </table:table-cell>
          <table:table-cell table:style-name="Tabla3.F3" office:value-type="string">
            <text:p text:style-name="P4">0,00</text:p>
          </table:table-cell>
        </table:table-row>
        <table:table-row>
          <table:table-cell table:style-name="Tabla3.F2" table:number-columns-spanned="6" office:value-type="string">
            <text:p text:style-name="P50"/>
          </table:table-cell>
          <table:covered-table-cell/>
          <table:covered-table-cell/>
          <table:covered-table-cell/>
          <table:covered-table-cell/>
          <table:covered-table-cell/>
        </table:table-row>
        <table:table-row>
          <table:table-cell table:style-name="Tabla3.F2" table:number-columns-spanned="6" office:value-type="string">
            <text:p text:style-name="P50">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ESTATICKET SERVICES, C.A.</text:p>
          </table:table-cell>
          <table:table-cell table:style-name="Tabla1.A2" office:value-type="string">
            <text:p text:style-name="P42">50</text:p>
          </table:table-cell>
          <table:table-cell table:style-name="Tabla1.A2" office:value-type="string">
            <text:p text:style-name="P42">5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SODEXHO PASS VENEZUELA,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row table:style-name="Tabla1.4">
          <table:table-cell table:style-name="Tabla1.A2" office:value-type="string">
            <text:p text:style-name="P2">"C"</text:p>
          </table:table-cell>
          <table:table-cell table:style-name="Tabla1.A2" office:value-type="string">
            <text:p text:style-name="P42">TODOTICKET 2004,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row table:style-name="Tabla1.4">
          <table:table-cell table:style-name="Tabla1.A2" office:value-type="string">
            <text:p text:style-name="P2">"D"</text:p>
          </table:table-cell>
          <table:table-cell table:style-name="Tabla1.A2" office:value-type="string">
            <text:p text:style-name="P42">VALE CANJEABLE TICKETVEN,C.A</text:p>
          </table:table-cell>
          <table:table-cell table:style-name="Tabla1.A2" office:value-type="string">
            <text:p text:style-name="P42">20</text:p>
          </table:table-cell>
          <table:table-cell table:style-name="Tabla1.A2" office:value-type="string">
            <text:p text:style-name="P42">0,00</text:p>
          </table:table-cell>
          <table:table-cell table:style-name="Tabla1.A1" office:value-type="string">
            <text:p text:style-name="P3">20,00</text:p>
          </table:table-cell>
        </table:table-row>
      </table:table>
      <text:p text:style-name="P35">* 0=No Presento</text:p>
      <text:p text:style-name="P12"/>
      <text:p text:style-name="P12"/>
      <text:p text:style-name="P12">CONCLUSIÓN:</text:p>
      <text:p text:style-name="P12"/>
      <text:p text:style-name="P14"><text:line-break/>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 invitación, la referida empresa es una empresa especializada en beneficios sociales comprometida con el bienestar del trabajador venezolano, pionera, con más de 21 años de trayectoria, y líder en el mercado por ofrecer el mejor y más completo servicio en el ramo de la administración de beneficios sociales; cuentan con un sistema único de atención al cliente (postventa, servicio topservice), procesos certificados (Fondonorma ISO 9001) y personal profesional especializado y comprometido. Ofreciendo una amplia oferta de productos y la red más efectiva del mercado. Su cartera de clientes está conformada por más de 20.000 empresas beneficiándose aproximadamente 1.200.000 trabajadores. Han obtenido durante 5 años el premio Great Place to Work, como una de las mejores empresas para trabajar en Venezuela. Costo, disponibilidad, tiempo de respuesta, validez de la oferta, tiempo de entrega, y condiciones de pago. Que los recaudos exigidos para la calificación legal aún y cuando no tienen puntuación, fueron presentados a cabalidad. De la evaluación correspondiente a la capacidad técnica se obtuvo que CESTATICKET SERVICES, C.A.; tiene una capacidad técnica respaldada con veintitrés (23) años de experiencia en el ramo, nómina fija promedio anual (número de trabajadores) de trescientos (300), resultando así la oferta, conveniente a los intereses de éste Órgano de Control.<text:line-break/></text:p>
      <text:p text:style-name="P32"/>
      <text:p text:style-name="P27"/>
      <text:p text:style-name="P12">RECOMENDACIÓN:</text:p>
      <text:p text:style-name="P17">1.- En atención al estudio y análisis legal, técnico y financiero realizado a la oferta presentada por la empresa antes señalada, y que existe disponibilidad presupuestaria y financiera, para la contratación del servicio de administración del beneficio de bono alimenticio a los funcionarios activos  de éste Órgano Contralor correspondiente al año 2014, generando un gasto administrativo de 0.9%, ésta Unidad Contratante determinó que la empresa CESTATICKET SERVICES, C.A. califica como ganadora en el presente procedimiento de selección de contratistas, por ofrecer servicio de alta calidad.<text:line-break/>2.- Se recomienda de conformidad con lo previsto en el artículo 87 de la Ley de Contrataciones Públicas; OTORGAR la adjudicación en el procedimiento administrativo N° CEM-DAP-CP-001-2014 de Contratación Pública realizado bajo la modalidad de Consulta de Precio, para la Adquisición del servicio de administración del beneficio de bono alimenticio a los funcionarios activos  de éste Órgano Contralor correspondiente al año 2014, a la empresa CESTATICKET SERVICES, C.A. Rif  J-00327444-5, para que suministre el servicio que se describe a continuación: <text:line-break/><text:line-break/><text:line-break/>RENGLÓN	DESCRIPCIÓN	UNIDAD DE MEDIDA	CANTIDAD<text:line-break/>1	Servicio de Administración del beneficio de bono alimenticio y Emisión de tarjeta electrónica  personalizada.	Servicio	Uno (1)<text:line-break/><text:line-break/></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2-24T17:23:46</dc:date>
    <meta:print-date>2012-08-30T16:14:00</meta:print-date>
    <meta:editing-cycles>140</meta:editing-cycles>
    <meta:editing-duration>PT19H46M51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41" meta:non-whitespace-character-count="2009"/>
  </office:meta>
</office:document-meta>
</file>